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Footer">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color="#000000" style:font-name="Calibri" fo:font-size="13pt" officeooo:paragraph-rsid="002c4a7a" style:font-name-asian="Times New Roman1" style:font-size-asian="13pt" style:font-size-complex="13pt"/>
    </style:style>
    <style:style style:name="P4" style:family="paragraph" style:parent-style-name="Standard">
      <style:text-properties fo:color="#000000" style:font-name="Calibri" fo:font-size="13pt" fo:font-weight="bold" officeooo:paragraph-rsid="002c4a7a" style:font-size-asian="13pt" style:font-weight-asian="bold" style:font-size-complex="13pt"/>
    </style:style>
    <style:style style:name="P5" style:family="paragraph" style:parent-style-name="Standard">
      <style:text-properties fo:color="#000000" style:font-name="Calibri" fo:font-size="13pt" fo:font-weight="bold" officeooo:paragraph-rsid="002c4a7a" style:font-name-asian="Times New Roman1" style:font-size-asian="13pt" style:font-weight-asian="bold" style:font-size-complex="13pt"/>
    </style:style>
    <style:style style:name="P6" style:family="paragraph" style:parent-style-name="Standard">
      <style:text-properties fo:color="#000000" style:font-name="Calibri" fo:font-size="13pt" fo:font-style="italic" fo:font-weight="bold" officeooo:paragraph-rsid="002c4a7a" style:font-name-asian="Times New Roman1" style:font-size-asian="13pt" style:font-style-asian="italic" style:font-weight-asian="bold" style:font-size-complex="13pt"/>
    </style:style>
    <style:style style:name="P7" style:family="paragraph" style:parent-style-name="Standard">
      <style:text-properties fo:color="#000000" style:font-name="Calibri" fo:font-size="13pt" officeooo:rsid="0023ca36" officeooo:paragraph-rsid="002c4a7a" style:font-name-asian="Times New Roman1" style:font-size-asian="13pt" style:font-size-complex="13pt"/>
    </style:style>
    <style:style style:name="P8" style:family="paragraph" style:parent-style-name="Standard">
      <style:text-properties fo:color="#000000" style:font-name="Calibri" fo:font-size="13pt" officeooo:rsid="00266a6f" officeooo:paragraph-rsid="002c4a7a" style:font-name-asian="Times New Roman1" style:font-size-asian="13pt" style:font-size-complex="13pt"/>
    </style:style>
    <style:style style:name="P9" style:family="paragraph" style:parent-style-name="Standard">
      <style:text-properties fo:color="#000000" style:font-name="Calibri" fo:font-size="13pt" officeooo:rsid="002ac1d0" officeooo:paragraph-rsid="002c4a7a" style:font-name-asian="Times New Roman1" style:font-size-asian="13pt" style:font-size-complex="13pt"/>
    </style:style>
    <style:style style:name="P10" style:family="paragraph" style:parent-style-name="Standard">
      <style:text-properties fo:color="#000000" style:font-name="Calibri" fo:font-size="13pt" officeooo:rsid="0025fbe0" officeooo:paragraph-rsid="002c4a7a" style:font-name-asian="Times New Roman1" style:font-size-asian="13pt" style:font-size-complex="13pt"/>
    </style:style>
    <style:style style:name="P11" style:family="paragraph" style:parent-style-name="Standard">
      <style:text-properties fo:color="#000000" style:font-name="Calibri" fo:font-size="13pt" officeooo:rsid="00285dfc" officeooo:paragraph-rsid="002c4a7a" style:font-name-asian="Times New Roman1" style:font-size-asian="13pt" style:font-size-complex="13pt"/>
    </style:style>
    <style:style style:name="P12" style:family="paragraph" style:parent-style-name="Standard">
      <style:text-properties fo:color="#000000" style:font-name="Calibri" fo:font-size="13pt" officeooo:rsid="00335d96" officeooo:paragraph-rsid="002c4a7a" style:font-name-asian="Times New Roman1" style:font-size-asian="13pt" style:font-size-complex="13pt"/>
    </style:style>
    <style:style style:name="P13" style:family="paragraph" style:parent-style-name="Standard">
      <style:text-properties fo:color="#000000" style:font-name="Calibri" fo:font-size="13pt" officeooo:paragraph-rsid="002c4a7a" style:font-name-asian="Times New Roman1" style:font-size-asian="13pt" style:font-size-complex="13pt"/>
    </style:style>
    <style:style style:name="P14" style:family="paragraph" style:parent-style-name="Standard">
      <style:text-properties fo:color="#000000" style:font-name="Calibri" officeooo:rsid="001b9c57" officeooo:paragraph-rsid="002c4a7a"/>
    </style:style>
    <style:style style:name="P15" style:family="paragraph" style:parent-style-name="Standard">
      <style:text-properties fo:color="#000000" style:font-name="Calibri" officeooo:rsid="002ac1d0" officeooo:paragraph-rsid="002c4a7a"/>
    </style:style>
    <style:style style:name="P16" style:family="paragraph" style:parent-style-name="Standard">
      <style:text-properties fo:color="#000000" style:font-name="Calibri" officeooo:paragraph-rsid="002c4a7a"/>
    </style:style>
    <style:style style:name="P17" style:family="paragraph" style:parent-style-name="Standard">
      <style:text-properties fo:color="#000000" fo:font-weight="normal" officeooo:paragraph-rsid="002c4a7a" style:font-weight-asian="normal" style:font-weight-complex="normal"/>
    </style:style>
    <style:style style:name="P18" style:family="paragraph" style:parent-style-name="Standard">
      <style:text-properties fo:color="#000000" officeooo:rsid="00285dfc" officeooo:paragraph-rsid="002c4a7a"/>
    </style:style>
    <style:style style:name="P19" style:family="paragraph" style:parent-style-name="Standard">
      <style:text-properties fo:color="#000000" officeooo:rsid="0025fbe0" officeooo:paragraph-rsid="002c4a7a"/>
    </style:style>
    <style:style style:name="P20" style:family="paragraph" style:parent-style-name="Standard">
      <style:text-properties fo:color="#000000" officeooo:rsid="0020c794" officeooo:paragraph-rsid="002c4a7a"/>
    </style:style>
    <style:style style:name="P21" style:family="paragraph" style:parent-style-name="Standard">
      <style:text-properties fo:color="#000000" officeooo:rsid="0029e103" officeooo:paragraph-rsid="002c4a7a"/>
    </style:style>
    <style:style style:name="P22" style:family="paragraph" style:parent-style-name="Standard">
      <style:text-properties fo:color="#000000" officeooo:paragraph-rsid="002c4a7a"/>
    </style:style>
    <style:style style:name="P23" style:family="paragraph" style:parent-style-name="Standard">
      <style:text-properties officeooo:paragraph-rsid="002c4a7a"/>
    </style:style>
    <style:style style:name="P24" style:family="paragraph" style:parent-style-name="Standard">
      <style:paragraph-properties fo:padding-left="0cm" fo:padding-right="0cm" fo:padding-top="0cm" fo:padding-bottom="0.035cm" fo:border-left="none" fo:border-right="none" fo:border-top="none" fo:border-bottom="0.74pt solid #00000a"/>
      <style:text-properties fo:color="#000000" style:font-name="Calibri" officeooo:paragraph-rsid="002c4a7a"/>
    </style:style>
    <style:style style:name="P25" style:family="paragraph" style:parent-style-name="Standard">
      <style:paragraph-properties fo:margin-left="1.27cm" fo:margin-right="0cm" fo:text-indent="0cm" style:auto-text-indent="false"/>
      <style:text-properties fo:color="#000000" style:font-name="Calibri" fo:font-size="13pt" fo:font-weight="bold" officeooo:paragraph-rsid="002c4a7a" style:font-name-asian="Times New Roman1" style:font-size-asian="13pt" style:font-weight-asian="bold" style:font-size-complex="13pt"/>
    </style:style>
    <style:style style:name="P26" style:family="paragraph" style:parent-style-name="Standard">
      <style:paragraph-properties fo:margin-left="1.27cm" fo:margin-right="0cm" fo:text-indent="0cm" style:auto-text-indent="false"/>
      <style:text-properties fo:color="#000000" officeooo:paragraph-rsid="002c4a7a"/>
    </style:style>
    <style:style style:name="P27" style:family="paragraph" style:parent-style-name="Standard">
      <style:paragraph-properties fo:margin-left="2.54cm" fo:margin-right="0cm" fo:text-indent="0cm" style:auto-text-indent="false"/>
      <style:text-properties fo:color="#000000" officeooo:paragraph-rsid="002c4a7a"/>
    </style:style>
    <style:style style:name="P28" style:family="paragraph" style:parent-style-name="Standard">
      <style:paragraph-properties fo:margin-left="0.667cm" fo:margin-right="0cm" fo:text-indent="0cm" style:auto-text-indent="false"/>
      <style:text-properties fo:color="#000000" style:font-name="Calibri" officeooo:paragraph-rsid="002c4a7a"/>
    </style:style>
    <style:style style:name="P29" style:family="paragraph" style:parent-style-name="Standard">
      <style:paragraph-properties fo:margin-left="0.751cm" fo:margin-right="0cm" fo:text-indent="-0.751cm" style:auto-text-indent="false"/>
      <style:text-properties fo:color="#000000" style:font-name="Calibri" officeooo:rsid="0020110a" officeooo:paragraph-rsid="002c4a7a"/>
    </style:style>
    <style:style style:name="P30" style:family="paragraph" style:parent-style-name="Standard">
      <style:paragraph-properties fo:margin-left="0.751cm" fo:margin-right="0cm" fo:text-indent="-0.751cm" style:auto-text-indent="false"/>
      <style:text-properties officeooo:paragraph-rsid="002c4a7a"/>
    </style:style>
    <style:style style:name="P31" style:family="paragraph" style:parent-style-name="UP_20_Paper_20_Title">
      <style:text-properties fo:color="#000000" style:font-name="Calibri" fo:font-size="13pt" officeooo:paragraph-rsid="002c4a7a" style:font-size-asian="13pt" style:font-size-complex="13pt"/>
    </style:style>
    <style:style style:name="P32" style:family="paragraph" style:parent-style-name="UP_20_Paper_20_Title">
      <style:text-properties fo:color="#000000" officeooo:paragraph-rsid="002c4a7a"/>
    </style:style>
    <style:style style:name="P33" style:family="paragraph" style:parent-style-name="Text_20_body">
      <style:text-properties fo:color="#000000" fo:font-weight="normal" officeooo:rsid="0023ca36" officeooo:paragraph-rsid="002c4a7a" style:font-weight-asian="normal" style:font-weight-complex="normal"/>
    </style:style>
    <style:style style:name="P34" style:family="paragraph" style:parent-style-name="UP_20_Section_20_Heading">
      <style:text-properties fo:color="#000000" style:font-name="Calibri" fo:font-weight="normal" officeooo:rsid="001e8f51" officeooo:paragraph-rsid="002c4a7a" style:font-name-asian="Times New Roman1" style:font-weight-asian="normal" style:font-size-complex="13pt"/>
    </style:style>
    <style:style style:name="P35" style:family="paragraph" style:parent-style-name="UP_20_Section_20_Heading">
      <style:text-properties fo:color="#000000" style:font-name="Calibri" fo:font-weight="normal" officeooo:rsid="0020110a" officeooo:paragraph-rsid="002c4a7a" style:font-name-asian="Times New Roman1" style:font-weight-asian="normal" style:font-size-complex="13pt"/>
    </style:style>
    <style:style style:name="P36" style:family="paragraph" style:parent-style-name="UP_20_Section_20_Heading">
      <style:text-properties fo:color="#000000" style:font-name="Calibri" fo:font-weight="normal" officeooo:rsid="00204acb" officeooo:paragraph-rsid="002c4a7a" style:font-name-asian="Times New Roman1" style:font-weight-asian="normal" style:font-size-complex="13pt"/>
    </style:style>
    <style:style style:name="P37" style:family="paragraph" style:parent-style-name="UP_20_Section_20_Heading">
      <style:text-properties fo:color="#000000" style:font-name="Calibri" fo:font-weight="normal" officeooo:paragraph-rsid="002c4a7a" style:font-name-asian="Times New Roman1" style:font-weight-asian="normal" style:font-size-complex="13pt"/>
    </style:style>
    <style:style style:name="P38" style:family="paragraph" style:parent-style-name="UP_20_Section_20_Heading">
      <style:text-properties fo:color="#000000" style:font-name="Calibri" fo:font-weight="normal" officeooo:rsid="001e18b3" officeooo:paragraph-rsid="002c4a7a" style:font-weight-asian="normal"/>
    </style:style>
    <style:style style:name="P39" style:family="paragraph" style:parent-style-name="UP_20_Section_20_Heading">
      <style:text-properties fo:color="#000000" style:font-name="Calibri" officeooo:paragraph-rsid="002c4a7a" style:font-name-asian="Times New Roman1" style:font-size-complex="13pt"/>
    </style:style>
    <style:style style:name="P40" style:family="paragraph" style:parent-style-name="UP_20_Section_20_Heading">
      <style:text-properties fo:color="#000000" style:font-name="Calibri" officeooo:paragraph-rsid="002c4a7a"/>
    </style:style>
    <style:style style:name="P41" style:family="paragraph" style:parent-style-name="UP_20_Section_20_Heading">
      <style:text-properties fo:color="#000000" officeooo:rsid="001fc62d" officeooo:paragraph-rsid="002c4a7a"/>
    </style:style>
    <style:style style:name="P42" style:family="paragraph" style:parent-style-name="UP_20_Section_20_Heading">
      <style:text-properties fo:color="#000000" officeooo:rsid="0020110a" officeooo:paragraph-rsid="002c4a7a"/>
    </style:style>
    <style:style style:name="P43" style:family="paragraph" style:parent-style-name="UP_20_Section_20_Heading">
      <style:text-properties fo:color="#000000" officeooo:paragraph-rsid="002c4a7a"/>
    </style:style>
    <style:style style:name="P44" style:family="paragraph" style:parent-style-name="Standard" style:master-page-name="Standard">
      <style:paragraph-properties style:page-number="auto"/>
      <style:text-properties fo:color="#000000" style:font-name="Calibri" fo:font-size="13pt" fo:font-weight="bold" officeooo:paragraph-rsid="002c4a7a" style:font-size-asian="13pt" style:font-weight-asian="bold" style:font-size-complex="13pt"/>
    </style:style>
    <style:style style:name="P45" style:family="paragraph" style:parent-style-name="Standard">
      <style:text-properties fo:color="#000000" style:font-name="Calibri" fo:font-size="13pt" officeooo:paragraph-rsid="002c4a7a" style:font-name-asian="Times New Roman1" style:font-size-asian="13pt" style:font-size-complex="13pt"/>
    </style:style>
    <style:style style:name="P46" style:family="paragraph" style:parent-style-name="Standard" style:list-style-name="">
      <style:text-properties fo:color="#000000" style:font-name="Calibri" fo:font-size="13pt" fo:font-weight="bold" officeooo:paragraph-rsid="002c4a7a" style:font-name-asian="Times New Roman1" style:font-size-asian="13pt" style:font-weight-asian="bold" style:font-size-complex="13pt" style:font-weight-complex="bold"/>
    </style:style>
    <style:style style:name="P47" style:family="paragraph" style:parent-style-name="Standard" style:list-style-name="L1">
      <style:text-properties officeooo:paragraph-rsid="002c4a7a"/>
    </style:style>
    <style:style style:name="P48" style:family="paragraph" style:parent-style-name="Standard" style:list-style-name="L1">
      <style:text-properties officeooo:rsid="0025fbe0" officeooo:paragraph-rsid="002c4a7a"/>
    </style:style>
    <style:style style:name="P49" style:family="paragraph" style:parent-style-name="Standard" style:list-style-name="L1">
      <style:text-properties officeooo:rsid="00266a6f" officeooo:paragraph-rsid="002c4a7a"/>
    </style:style>
    <style:style style:name="T1" style:family="text">
      <style:text-properties fo:color="#a6a6a6"/>
    </style:style>
    <style:style style:name="T2" style:family="text">
      <style:text-properties fo:color="#a6a6a6" fo:language="en" fo:country="NZ"/>
    </style:style>
    <style:style style:name="T3" style:family="text">
      <style:text-properties style:font-name="Calibri"/>
    </style:style>
    <style:style style:name="T4" style:family="text">
      <style:text-properties style:font-name="Calibri" fo:font-size="13pt" fo:font-weight="bold" style:font-name-asian="Times New Roman1" style:font-size-asian="13pt" style:font-weight-asian="bold" style:font-size-complex="13pt"/>
    </style:style>
    <style:style style:name="T5" style:family="text">
      <style:text-properties style:font-name="Calibri" fo:font-size="13pt" style:font-size-asian="13pt" style:font-size-complex="13pt"/>
    </style:style>
    <style:style style:name="T6" style:family="text">
      <style:text-properties style:font-name="Calibri" fo:font-size="13pt" officeooo:rsid="001b9c57" style:font-size-asian="13pt" style:font-size-complex="13pt"/>
    </style:style>
    <style:style style:name="T7" style:family="text">
      <style:text-properties style:font-name="Calibri" fo:font-size="13pt" style:font-name-asian="Times New Roman1" style:font-size-asian="13pt" style:font-size-complex="13pt"/>
    </style:style>
    <style:style style:name="T8" style:family="text">
      <style:text-properties style:font-name="Calibri" fo:font-size="13pt" officeooo:rsid="0025b147" style:font-name-asian="Times New Roman1" style:font-size-asian="13pt" style:font-size-complex="13pt"/>
    </style:style>
    <style:style style:name="T9" style:family="text">
      <style:text-properties style:font-name="Calibri" fo:font-size="13pt" officeooo:rsid="0025fbe0" style:font-name-asian="Times New Roman1" style:font-size-asian="13pt" style:font-size-complex="13pt"/>
    </style:style>
    <style:style style:name="T10" style:family="text">
      <style:text-properties style:font-name="Calibri" fo:font-size="13pt" officeooo:rsid="0023ca36" style:font-name-asian="Times New Roman1" style:font-size-asian="13pt" style:font-size-complex="13pt"/>
    </style:style>
    <style:style style:name="T11" style:family="text">
      <style:text-properties style:font-name="Calibri" fo:font-size="13pt" officeooo:rsid="0029e103" style:font-name-asian="Times New Roman1" style:font-size-asian="13pt" style:font-size-complex="13pt"/>
    </style:style>
    <style:style style:name="T12" style:family="text">
      <style:text-properties style:font-name="Calibri" fo:font-size="13pt" officeooo:rsid="00224bca" style:font-name-asian="Times New Roman1" style:font-size-asian="13pt" style:font-size-complex="13pt"/>
    </style:style>
    <style:style style:name="T13" style:family="text">
      <style:text-properties style:font-name="Calibri" fo:font-size="13pt" officeooo:rsid="0022c932" style:font-name-asian="Times New Roman1" style:font-size-asian="13pt" style:font-size-complex="13pt"/>
    </style:style>
    <style:style style:name="T14" style:family="text">
      <style:text-properties style:font-name="Calibri" fo:font-size="13pt" officeooo:rsid="0023aff5" style:font-name-asian="Times New Roman1" style:font-size-asian="13pt" style:font-size-complex="13pt"/>
    </style:style>
    <style:style style:name="T15" style:family="text">
      <style:text-properties style:font-name="Calibri" fo:font-size="13pt" officeooo:rsid="002ac1d0" style:font-name-asian="Times New Roman1" style:font-size-asian="13pt" style:font-size-complex="13pt"/>
    </style:style>
    <style:style style:name="T16" style:family="text">
      <style:text-properties style:font-name="Calibri" fo:font-size="13pt" officeooo:rsid="002b773f" style:font-name-asian="Times New Roman1" style:font-size-asian="13pt" style:font-size-complex="13pt"/>
    </style:style>
    <style:style style:name="T17" style:family="text">
      <style:text-properties style:font-name="Calibri" fo:font-size="13pt" officeooo:rsid="002da011" style:font-name-asian="Times New Roman1" style:font-size-asian="13pt" style:font-size-complex="13pt"/>
    </style:style>
    <style:style style:name="T18" style:family="text">
      <style:text-properties style:font-name="Calibri" fo:font-size="13pt" officeooo:rsid="00319042" style:font-name-asian="Times New Roman1" style:font-size-asian="13pt" style:font-size-complex="13pt"/>
    </style:style>
    <style:style style:name="T19" style:family="text">
      <style:text-properties style:font-name="Calibri" fo:font-size="13pt" officeooo:rsid="002efc7e" style:font-name-asian="Times New Roman1" style:font-size-asian="13pt" style:font-size-complex="13pt"/>
    </style:style>
    <style:style style:name="T20" style:family="text">
      <style:text-properties style:font-name="Calibri" fo:font-size="13pt" officeooo:rsid="0030147a" style:font-name-asian="Times New Roman1" style:font-size-asian="13pt" style:font-size-complex="13pt"/>
    </style:style>
    <style:style style:name="T21" style:family="text">
      <style:text-properties style:font-name="Calibri" fo:font-size="13pt" fo:font-style="italic" fo:font-weight="bold" style:font-name-asian="Times New Roman1" style:font-size-asian="13pt" style:font-style-asian="italic" style:font-weight-asian="bold" style:font-size-complex="13pt"/>
    </style:style>
    <style:style style:name="T22" style:family="text">
      <style:text-properties style:font-name="Calibri" fo:font-size="13pt" fo:font-style="italic" fo:font-weight="bold" officeooo:rsid="002ac1d0" style:font-name-asian="Times New Roman1" style:font-size-asian="13pt" style:font-style-asian="italic" style:font-weight-asian="bold" style:font-size-complex="13pt"/>
    </style:style>
    <style:style style:name="T23" style:family="text">
      <style:text-properties style:font-name="Calibri" fo:font-size="13pt" fo:font-style="italic" style:font-name-asian="Times New Roman1" style:font-size-asian="13pt" style:font-style-asian="italic" style:font-size-complex="13pt"/>
    </style:style>
    <style:style style:name="T24" style:family="text">
      <style:text-properties style:font-name="Calibri" fo:font-size="13pt" fo:font-style="italic" officeooo:rsid="002ac1d0" style:font-name-asian="Times New Roman1" style:font-size-asian="13pt" style:font-style-asian="italic" style:font-size-complex="13pt"/>
    </style:style>
    <style:style style:name="T25" style:family="text">
      <style:text-properties style:font-name="Calibri" fo:font-size="13pt" fo:font-style="italic" fo:font-weight="normal" officeooo:rsid="0025b147" style:font-name-asian="Times New Roman1" style:font-size-asian="13pt" style:font-style-asian="italic" style:font-weight-asian="normal" style:font-size-complex="13pt" style:font-weight-complex="normal"/>
    </style:style>
    <style:style style:name="T26" style:family="text">
      <style:text-properties style:font-name="Calibri" fo:font-size="13pt" fo:font-style="italic" fo:font-weight="normal" officeooo:rsid="0025fbe0" style:font-name-asian="Times New Roman1" style:font-size-asian="13pt" style:font-style-asian="italic" style:font-weight-asian="normal" style:font-size-complex="13pt" style:font-weight-complex="normal"/>
    </style:style>
    <style:style style:name="T27" style:family="text">
      <style:text-properties style:font-name="Calibri" fo:font-size="13pt" fo:font-style="italic" fo:font-weight="normal" officeooo:rsid="002ac1d0" style:font-name-asian="Times New Roman1" style:font-size-asian="13pt" style:font-style-asian="italic" style:font-weight-asian="normal" style:font-size-complex="13pt" style:font-weight-complex="normal"/>
    </style:style>
    <style:style style:name="T28" style:family="text">
      <style:text-properties style:font-name="Calibri" fo:font-size="13pt" fo:font-weight="normal" style:font-name-asian="Times New Roman1" style:font-size-asian="13pt" style:font-weight-asian="normal" style:font-size-complex="13pt" style:font-weight-complex="normal"/>
    </style:style>
    <style:style style:name="T29" style:family="text">
      <style:text-properties style:font-name="Calibri" fo:font-size="13pt" fo:font-style="normal" style:font-name-asian="Times New Roman1" style:font-size-asian="13pt" style:font-style-asian="normal" style:font-size-complex="13pt" style:font-style-complex="normal"/>
    </style:style>
    <style:style style:name="T30" style:family="text">
      <style:text-properties style:font-name="Calibri" fo:font-size="13pt" fo:font-style="normal" officeooo:rsid="002ac1d0" style:font-name-asian="Times New Roman1" style:font-size-asian="13pt" style:font-style-asian="normal" style:font-size-complex="13pt" style:font-style-complex="normal"/>
    </style:style>
    <style:style style:name="T31" style:family="text">
      <style:text-properties style:font-name="Calibri" fo:font-size="13pt" fo:font-style="normal" officeooo:rsid="000900e6" style:font-name-asian="Times New Roman1" style:font-size-asian="13pt" style:font-style-asian="normal" style:font-size-complex="13pt" style:font-style-complex="normal"/>
    </style:style>
    <style:style style:name="T32" style:family="text">
      <style:text-properties style:font-name="Calibri" fo:font-size="13pt" fo:font-style="normal" officeooo:rsid="000900e6" style:font-name-asian="Times New Roman1" style:font-size-asian="13pt" style:font-style-asian="normal" style:font-name-complex="Verdana1" style:font-size-complex="13pt" style:font-style-complex="normal"/>
    </style:style>
    <style:style style:name="T33" style:family="text">
      <style:text-properties style:font-name="Calibri" fo:font-weight="normal" style:font-name-asian="Times New Roman1" style:font-weight-asian="normal" style:font-size-complex="13pt"/>
    </style:style>
    <style:style style:name="T34" style:family="text">
      <style:text-properties style:font-name="Calibri" fo:font-weight="normal" officeooo:rsid="001e8f51" style:font-name-asian="Times New Roman1" style:font-weight-asian="normal" style:font-size-complex="13pt"/>
    </style:style>
    <style:style style:name="T35" style:family="text">
      <style:text-properties style:font-name="Calibri" fo:font-weight="normal" officeooo:rsid="0020110a" style:font-name-asian="Times New Roman1" style:font-weight-asian="normal" style:font-size-complex="13pt"/>
    </style:style>
    <style:style style:name="T36" style:family="text">
      <style:text-properties style:font-name="Calibri" fo:font-weight="normal" officeooo:rsid="00204acb" style:font-name-asian="Times New Roman1" style:font-weight-asian="normal" style:font-size-complex="13pt"/>
    </style:style>
    <style:style style:name="T37" style:family="text">
      <style:text-properties style:font-name="Calibri" fo:font-weight="normal" officeooo:rsid="0020859c" style:font-name-asian="Times New Roman1" style:font-weight-asian="normal" style:font-size-complex="13pt"/>
    </style:style>
    <style:style style:name="T38" style:family="text">
      <style:text-properties style:font-name="Calibri" fo:font-weight="normal" officeooo:rsid="00224bca" style:font-name-asian="Times New Roman1" style:font-weight-asian="normal" style:font-size-complex="13pt"/>
    </style:style>
    <style:style style:name="T39" style:family="text">
      <style:text-properties style:font-name="Calibri" fo:font-weight="normal" officeooo:rsid="002c9206" style:font-name-asian="Times New Roman1" style:font-weight-asian="normal" style:font-size-complex="13pt"/>
    </style:style>
    <style:style style:name="T40" style:family="text">
      <style:text-properties style:font-name="Calibri" fo:font-weight="normal" officeooo:rsid="002d5e6a" style:font-name-asian="Times New Roman1" style:font-weight-asian="normal" style:font-size-complex="13pt"/>
    </style:style>
    <style:style style:name="T41" style:family="text">
      <style:text-properties style:font-name="Calibri" fo:font-weight="normal" officeooo:rsid="00335d96" style:font-name-asian="Times New Roman1" style:font-weight-asian="normal" style:font-size-complex="13pt"/>
    </style:style>
    <style:style style:name="T42" style:family="text">
      <style:text-properties style:font-name="Calibri" fo:font-weight="normal" officeooo:rsid="002da011" style:font-name-asian="Times New Roman1" style:font-weight-asian="normal" style:font-size-complex="13pt"/>
    </style:style>
    <style:style style:name="T43" style:family="text">
      <style:text-properties style:font-name="Calibri" fo:font-weight="normal" officeooo:rsid="00319042" style:font-name-asian="Times New Roman1" style:font-weight-asian="normal" style:font-size-complex="13pt"/>
    </style:style>
    <style:style style:name="T44" style:family="text">
      <style:text-properties style:font-name="Calibri" fo:font-style="italic" style:font-style-asian="italic"/>
    </style:style>
    <style:style style:name="T45" style:family="text">
      <style:text-properties style:font-name="Calibri" officeooo:rsid="001c7e1b"/>
    </style:style>
    <style:style style:name="T46" style:family="text">
      <style:text-properties style:font-name="Calibri" officeooo:rsid="001e18b3"/>
    </style:style>
    <style:style style:name="T47" style:family="text">
      <style:text-properties style:font-name="Calibri" officeooo:rsid="002ac1d0"/>
    </style:style>
    <style:style style:name="T48" style:family="text">
      <style:text-properties style:font-name="Calibri" officeooo:rsid="002c9206"/>
    </style:style>
    <style:style style:name="T49" style:family="text">
      <style:text-properties style:font-name="Calibri" officeooo:rsid="00310bea"/>
    </style:style>
    <style:style style:name="T50" style:family="text">
      <style:text-properties style:font-name="Calibri" officeooo:rsid="0030147a"/>
    </style:style>
    <style:style style:name="T51" style:family="text">
      <style:text-properties fo:color="#000000"/>
    </style:style>
    <style:style style:name="T52" style:family="text">
      <style:text-properties fo:color="#000000" style:font-name="Calibri"/>
    </style:style>
    <style:style style:name="T53" style:family="text">
      <style:text-properties fo:color="#000000" style:font-name="Calibri" fo:font-size="13pt" style:font-name-asian="Times New Roman1" style:font-size-asian="13pt" style:font-size-complex="13pt"/>
    </style:style>
    <style:style style:name="T54" style:family="text">
      <style:text-properties fo:color="#000000" style:font-name="Calibri" fo:font-size="13pt" officeooo:rsid="00266a6f" style:font-name-asian="Times New Roman1" style:font-size-asian="13pt" style:font-size-complex="13pt"/>
    </style:style>
    <style:style style:name="T55" style:family="text">
      <style:text-properties fo:color="#000000" style:font-name="Calibri" fo:font-size="13pt" fo:font-style="italic" fo:font-weight="bold" style:font-name-asian="Times New Roman1" style:font-size-asian="13pt" style:font-style-asian="italic" style:font-weight-asian="bold" style:font-size-complex="13pt"/>
    </style:style>
    <style:style style:name="T56" style:family="text">
      <style:text-properties fo:color="#000000" style:font-name="Calibri" officeooo:rsid="0020110a"/>
    </style:style>
    <style:style style:name="T57" style:family="text">
      <style:text-properties style:font-name="Verdana" fo:font-size="13pt" fo:font-style="normal" fo:font-weight="normal" officeooo:rsid="0025fbe0" style:font-name-asian="Verdana1" style:font-size-asian="13pt" style:font-style-asian="normal" style:font-weight-asian="normal" style:font-name-complex="Verdana1" style:font-size-complex="13pt" style:font-style-complex="normal" style:font-weight-complex="normal"/>
    </style:style>
    <style:style style:name="T58" style:family="text">
      <style:text-properties fo:font-variant="normal" fo:text-transform="none" style:font-name="apple-system" fo:font-size="13pt" fo:letter-spacing="normal" fo:font-style="normal" fo:font-weight="normal" officeooo:rsid="0023ca36" style:font-name-asian="Times New Roman1" style:font-size-asian="13pt" style:font-size-complex="13pt"/>
    </style:style>
    <style:style style:name="T59" style:family="text">
      <style:text-properties fo:font-variant="normal" fo:text-transform="none" style:font-name="apple-system" fo:font-size="13pt" fo:letter-spacing="normal" fo:font-style="normal" officeooo:rsid="000900e6" style:font-name-asian="Times New Roman1" style:font-size-asian="13pt" style:font-style-asian="normal" style:font-size-complex="13pt" style:font-style-complex="normal"/>
    </style:style>
    <style:style style:name="T60" style:family="text">
      <style:text-properties fo:font-variant="normal" fo:text-transform="none" style:font-name="apple-system" fo:font-size="13pt" fo:letter-spacing="normal" fo:font-style="normal" officeooo:rsid="002ac1d0" style:font-name-asian="Times New Roman1" style:font-size-asian="13pt" style:font-style-asian="normal" style:font-size-complex="13pt" style:font-style-complex="normal"/>
    </style:style>
    <style:style style:name="T61" style:family="text">
      <style:text-properties fo:font-variant="normal" fo:text-transform="none" style:text-line-through-style="none" style:text-line-through-type="none" style:font-name="apple-system" fo:font-size="13pt" fo:letter-spacing="normal" fo:font-style="normal" style:text-underline-style="none" officeooo:rsid="000900e6" style:text-blinking="false" fo:background-color="transparent" loext:char-shading-value="0" style:font-name-asian="Times New Roman1" style:font-size-asian="13pt" style:font-style-asian="normal" style:font-name-complex="Verdana1" style:font-size-complex="13pt" style:font-style-complex="normal"/>
    </style:style>
    <style:style style:name="T62" style:family="text">
      <style:text-properties fo:font-variant="normal" fo:text-transform="none" style:text-line-through-style="none" style:text-line-through-type="none" style:font-name="apple-system" fo:font-size="13pt" fo:letter-spacing="normal" fo:font-style="normal" style:text-underline-style="none" officeooo:rsid="000900e6" style:text-blinking="false" fo:background-color="transparent" loext:char-shading-value="0" style:font-name-asian="Times New Roman1" style:font-size-asian="13pt" style:font-style-asian="normal" style:font-size-complex="13pt" style:font-style-complex="normal"/>
    </style:style>
    <style:style style:name="T63" style:family="text">
      <style:text-properties officeooo:rsid="002c9206"/>
    </style:style>
    <style:style style:name="T64" style:family="text">
      <style:text-properties style:text-line-through-style="solid" style:text-line-through-type="single" style:font-name="Calibri" fo:font-weight="normal" style:font-name-asian="Times New Roman1" style:font-weight-asian="normal" style:font-size-complex="13pt"/>
    </style:style>
    <style:style style:name="T65" style:family="text">
      <style:text-properties officeooo:rsid="0030147a"/>
    </style:style>
    <style:style style:name="T66" style:family="text">
      <style:text-properties officeooo:rsid="00310b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oftware paper for submission to MEDSCI 736 University of Auckland</text:p>
      <text:p text:style-name="P16"/>
      <text:p text:style-name="P16">Please submit the completed paper to: f.kubke@auckland.ac.nz</text:p>
      <text:p text:style-name="P24"/>
      <text:p text:style-name="P16"/>
      <text:p text:style-name="P4">(1) Overview</text:p>
      <text:p text:style-name="P4"/>
      <text:p text:style-name="P31">Title</text:p>
      <text:p text:style-name="P32"><text:span text:style-name="T5">“Obsisdian seeker, </text:span><text:span text:style-name="T6">Identify qualities of obsidian objects</text:span><text:span text:style-name="T5">”.</text:span></text:p>
      <text:p text:style-name="P31"/>
      <text:p text:style-name="P16"/>
      <text:p text:style-name="P40">Paper Authors</text:p>
      <text:p text:style-name="P22"><text:span text:style-name="T3">1. </text:span><text:span text:style-name="T44">Escalante, Luis M.</text:span></text:p>
      <text:p text:style-name="P16">2. O’Neale, Dion.</text:p>
      <text:p text:style-name="P16"/>
      <text:p text:style-name="P40">Paper Author Roles and Affiliations</text:p>
      <text:p text:style-name="P16">1. Development Team, University of Auckland</text:p>
      <text:p text:style-name="P16">2. Product Owner, University of Auckland <text:span text:style-name="T63">D</text:span>ept of Statistics and Physic.</text:p>
      <text:p text:style-name="P14">3. Scrum Master, UoA.</text:p>
      <text:p text:style-name="P14"/>
      <text:p text:style-name="P40">Abstract</text:p>
      <text:p text:style-name="P22"><text:span text:style-name="T3">Obsidian seeker is a software tool that </text:span><text:span text:style-name="T45">display</text:span><text:span text:style-name="T48">s</text:span><text:span text:style-name="T45"> a significant amount of data previously screened. Obsidian seeker count</text:span><text:span text:style-name="T48">s</text:span><text:span text:style-name="T45"> the accuracy </text:span><text:span text:style-name="T48">with a </text:span><text:span text:style-name="T45">number of rows and columns. </text:span><text:span text:style-name="T48">It is</text:span><text:span text:style-name="T45"> capable </text:span><text:span text:style-name="T48">of identifying </text:span><text:span text:style-name="T45">the <text:s/>Sample Type column <text:s/>and display</text:span><text:span text:style-name="T48">ing</text:span><text:span text:style-name="T45"> a complete list of <text:s/>all the obsidian artefacts. This is the pil</text:span><text:span text:style-name="T48">l</text:span><text:span text:style-name="T45">ar for identification of individual properties in </text:span><text:span text:style-name="T48">each </text:span><text:span text:style-name="T45">case. </text:span><text:span text:style-name="T46">Users need to introduce an </text:span><text:span text:style-name="T48">input </text:span><text:span text:style-name="T46">as </text:span><text:span text:style-name="T48">the </text:span><text:span text:style-name="T46">object type, number and program will return the list of elements associated with the particular object. However it does not provide any association if the artefact number is out of the range in the main list. </text:span><text:span text:style-name="T48">The project allows </text:span><text:span text:style-name="T46">implementation as it is under CC licence. I</text:span><text:span text:style-name="T48">t i</text:span><text:span text:style-name="T46">s also </text:span><text:span text:style-name="T48">stored </text:span><text:span text:style-name="T46">in Github</text:span><text:span text:style-name="T48"> </text:span><text:span text:style-name="T46"><text:s/>for future potential reuse.</text:span></text:p>
      <text:p text:style-name="P16"/>
      <text:p text:style-name="P40">Keywords</text:p>
      <text:p text:style-name="P38">Obsidian, Artefact, Features, Python, Script.</text:p>
      <text:p text:style-name="P37"/>
      <text:p text:style-name="P39">Introduction </text:p>
      <text:p text:style-name="P43"><text:span text:style-name="T34">Obsidian seeker is a small and useful software. This is easy to </text:span><text:span text:style-name="T39">use </text:span><text:span text:style-name="T34">because </text:span><text:span text:style-name="T39">of </text:span><text:span text:style-name="T34">the small range of </text:span><text:span text:style-name="T39">inputs </text:span><text:span text:style-name="T34">users need to run the programme. Codes are </text:span><text:span text:style-name="T40">e</text:span><text:span text:style-name="T34">specially design</text:span><text:span text:style-name="T40">ed</text:span><text:span text:style-name="T34"> to organize and locate any individual item (artefact number) in the list of </text:span><text:soft-page-break/><text:span text:style-name="T34">Sample type. At the same time </text:span><text:span text:style-name="T40">the </text:span><text:span text:style-name="T34">software allows the user to track associated features of any single object in the list.</text:span></text:p>
      <text:p text:style-name="P34"/>
      <text:p text:style-name="P41"><text:span text:style-name="T34">O</text:span><text:span text:style-name="T33">bsidian Seeker, follow</text:span><text:span text:style-name="T40">s</text:span><text:span text:style-name="T33"> similar patterns as previous analytic sof</text:span><text:span text:style-name="T35">t</text:span><text:span text:style-name="T33">ware</text:span><text:span text:style-name="T64">s</text:span><text:span text:style-name="T33"> for obsidian objects. However Obsidian Seeker </text:span><text:span text:style-name="T35">do</text:span><text:span text:style-name="T40">es</text:span><text:span text:style-name="T35"> not try to find the origin of </text:span><text:span text:style-name="T40">the </text:span><text:span text:style-name="T35">artefacts but help</text:span><text:span text:style-name="T40">s</text:span><text:span text:style-name="T35"> <text:s/>provide an association between artefact, location and chemical compounds.[1]</text:span></text:p>
      <text:p text:style-name="P35"/>
      <text:p text:style-name="P42"><text:span text:style-name="T33">This software available was designed in Python </text:span><text:span text:style-name="T36">(Jupyter</text:span><text:span text:style-name="T40"> </text:span><text:span text:style-name="T36">Notebook)</text:span><text:span text:style-name="T33"> and runs properly with version 3.2. </text:span><text:span text:style-name="T36">Obsidian seeker is compatible with </text:span><text:span text:style-name="T41">S</text:span><text:span text:style-name="T36">cript and performance is as efficient as in Jupyter Notebook . There is </text:span><text:span text:style-name="T40">no </text:span><text:span text:style-name="T36">guarantee this software </text:span><text:span text:style-name="T40">performs </text:span><text:span text:style-name="T36">adequately </text:span><text:span text:style-name="T38">with</text:span><text:span text:style-name="T36"> similar </text:span><text:span text:style-name="T38">programming languages </text:span><text:span text:style-name="T36">such as Python or Script.</text:span></text:p>
      <text:p text:style-name="P36"/>
      <text:p text:style-name="P43"><text:span text:style-name="T36">Functions are design</text:span><text:span text:style-name="T42">ed</text:span><text:span text:style-name="T36"> to identify a main label in data (Sample Type). Adjustment</text:span><text:span text:style-name="T42">s</text:span><text:span text:style-name="T36"> and improvements are allow</text:span><text:span text:style-name="T42">ed</text:span><text:span text:style-name="T36"> for any other heading such as Location type, source type, or ID number. The present software might complement bigger </text:span><text:span text:style-name="T42">software <text:s/></text:span><text:span text:style-name="T36">for obsidian objects and contrast results. Therefore Obsidian Seeker software must be consider</text:span><text:span text:style-name="T42">ed an</text:span><text:span text:style-name="T36"> important piece </text:span><text:span text:style-name="T37">of support for other softwar</text:span><text:span text:style-name="T43">e </text:span><text:span text:style-name="T37">with similar associative functions.</text:span></text:p>
      <text:p text:style-name="P5"/>
      <text:p text:style-name="P5">Implementation and architecture</text:p>
      <text:p text:style-name="P13"/>
      <text:p text:style-name="P20"><text:span text:style-name="T7">Obsidian seeker was implemented based </text:span><text:span text:style-name="T17">on the purpose </text:span><text:span text:style-name="T7">of crea</text:span><text:span text:style-name="T17">ting</text:span><text:span text:style-name="T7"> future </text:span><text:span text:style-name="T12">links between obsidian objects and regions <text:s/>where those were found within New Zealand. During 12 weeks codes were design</text:span><text:span text:style-name="T17">ed</text:span><text:span text:style-name="T12"> in Jupyter Notebook and tested in Script. </text:span><text:span text:style-name="T13">Implementation was constantly updated through remote access to </text:span><text:span text:style-name="T17">the </text:span><text:span text:style-name="T13">GitHub. This storage cont</text:span><text:span text:style-name="T18">ained</text:span><text:span text:style-name="T13"> raw data, license, Test functions and Data Management Plan.</text:span></text:p>
      <text:p text:style-name="P22"><text:span text:style-name="T13">Obsidian seeker </text:span><text:span text:style-name="T19">is able to </text:span><text:span text:style-name="T13">identify data saved in excel file</text:span><text:span text:style-name="T19">s</text:span><text:span text:style-name="T13"> </text:span><text:span text:style-name="T14">and </text:span><text:span text:style-name="T13">also import CSV </text:span><text:span text:style-name="T14">f</text:span><text:span text:style-name="T13">ormat of the same data. The main components allow </text:span><text:span text:style-name="T19">the user </text:span><text:span text:style-name="T13">to view the whole data, separated </text:span><text:span text:style-name="T19">by </text:span><text:span text:style-name="T13">rows. </text:span><text:span text:style-name="T19">With t</text:span><text:span text:style-name="T13">he quantity of columns,rows and the identification of the pillar object “Sample Type” list, </text:span><text:span text:style-name="T19">it</text:span><text:span text:style-name="T13"> </text:span><text:span text:style-name="T14">is possible to identify with a simple com</text:span><text:span text:style-name="T19">m</text:span><text:span text:style-name="T14">and <text:s/></text:span><text:span text:style-name="T19">by using </text:span><text:span text:style-name="T14">the key word “help”. Help as </text:span><text:span text:style-name="T19">the </text:span><text:span text:style-name="T14">key word display</text:span><text:span text:style-name="T19">s</text:span><text:span text:style-name="T14"> a list of commands. </text:span><text:span text:style-name="T19">These commands</text:span><text:span text:style-name="T14"> are a list of useful options to continue running the software. Once the list is displayed a new option is </text:span><text:soft-page-break/><text:span text:style-name="T14">available “Sample_Type” that is the access to any of the 1070 different obsidian objects. Finally, the i</text:span><text:span text:style-name="T19">n</text:span><text:span text:style-name="T14">put of any specific number of object</text:span><text:span text:style-name="T19">s</text:span><text:span text:style-name="T14"> will create a list of associate</text:span><text:span text:style-name="T19">d</text:span><text:span text:style-name="T14"> features, related to that particular object. </text:span><text:span text:style-name="T10">Improvements may be develop</text:span><text:span text:style-name="T19">ed</text:span><text:span text:style-name="T10"> in future versions where </text:span><text:span text:style-name="T20">the </text:span><text:span text:style-name="T10">main seek pillar will include, location source or ID numbers in</text:span><text:span text:style-name="T20">s</text:span><text:span text:style-name="T10">tead of Sample Type. </text:span><text:span text:style-name="T20">The k</text:span><text:span text:style-name="T10">ey word “exit” is useful to leave the software.</text:span></text:p>
      <text:p text:style-name="P5"/>
      <text:p text:style-name="P5">Quality control </text:p>
      <text:p text:style-name="P8">This software was tested to verify the adequate performance of the main function. Test functions were develop<text:span text:style-name="T65">ed</text:span> in Script. External values were created to be used in test functions and were <text:span text:style-name="T65">ran </text:span>through Pytest. Addi<text:span text:style-name="T65">ti</text:span>onal notes have been created to understand the functionality of test-fu<text:span text:style-name="T65">nc</text:span>tions.</text:p>
      <text:p text:style-name="P12">Also software adequate performance is based in a key word “help” that will easily gruide you in the software.</text:p>
      <text:p text:style-name="P13"/>
      <text:p text:style-name="P13"/>
      <text:p text:style-name="P5">Test driven development</text:p>
      <text:p text:style-name="P5"/>
      <text:p text:style-name="P5">(2) Availability </text:p>
      <text:p text:style-name="P6"/>
      <text:p text:style-name="P6">Operating system</text:p>
      <text:p text:style-name="P22"><text:span text:style-name="T7">Ubuntu 16.04 LTS </text:span><text:span text:style-name="T15">64 - bit</text:span></text:p>
      <text:p text:style-name="P6"/>
      <text:p text:style-name="P6">Programming language</text:p>
      <text:p text:style-name="P22"><text:span text:style-name="T7">Python 3.5.2 </text:span><text:span text:style-name="T10">(Jupyter Notebook.). </text:span><text:span text:style-name="T58">Anaconda 4.1.1 (64-bit)</text:span></text:p>
      <text:p text:style-name="P13"/>
      <text:p text:style-name="P6">Additional system requirements</text:p>
      <text:p text:style-name="P9">250MB to download the software.</text:p>
      <text:p text:style-name="P6"/>
      <text:p text:style-name="P6">Dependencies</text:p>
      <text:p text:style-name="P7">None</text:p>
      <text:p text:style-name="P7"/>
      <text:p text:style-name="P6">List of contributors</text:p>
      <text:p text:style-name="P17"><text:span text:style-name="T30">Dion </text:span><text:span text:style-name="T29">O’Neale </text:span><text:span text:style-name="T30">(Supervisor) d.oneale@</text:span><text:a xlink:type="simple" xlink:href="mailto:mkuk073@aucklanduni.ac.nz" text:style-name="Internet_20_link" text:visited-style-name="Visited_20_Internet_20_Link"><text:span text:style-name="T61">aucklanduni.ac.nz</text:span></text:a><text:span text:style-name="T32"> </text:span></text:p>
      <text:p text:style-name="P33"><text:span text:style-name="T59">Manish Kukreja </text:span><text:span text:style-name="T60">(mentor),</text:span><text:span text:style-name="T59"> </text:span><text:span text:style-name="T60">mkuk073</text:span><text:a xlink:type="simple" xlink:href="mailto:mkuk073@aucklanduni.ac.nz" text:style-name="Internet_20_link" text:visited-style-name="Visited_20_Internet_20_Link"><text:span text:style-name="T62">@aucklanduni.ac.nz</text:span></text:a><text:span text:style-name="T31"> </text:span></text:p>
      <text:p text:style-name="P3"/>
      <text:p text:style-name="P6">Software location:</text:p>
      <text:p text:style-name="P26"><text:span text:style-name="T21">Archive</text:span><text:span text:style-name="T7"> </text:span></text:p>
      <text:p text:style-name="P27"><text:span text:style-name="T21">Name:</text:span><text:span text:style-name="T7"> </text:span><text:span text:style-name="T16">Luxo736-project-dental</text:span></text:p>
      <text:p text:style-name="P27"><text:soft-page-break/><text:span text:style-name="T21">Persistent identifier:</text:span><text:span text:style-name="T7"> </text:span><text:span text:style-name="T8">https://github.com/UOA-MEDSCI-736/Luxo736-project-dental</text:span></text:p>
      <text:p text:style-name="P27"><text:span text:style-name="T21">Licence: </text:span><text:a xlink:type="simple" xlink:href="http://creativecommons.org/licenses/by/3.0/" text:style-name="Internet_20_link" text:visited-style-name="Visited_20_Internet_20_Link"><text:span text:style-name="Internet_20_link"><text:span text:style-name="T55">Creative Commons Attribution License</text:span></text:span></text:a><text:span text:style-name="T21"> </text:span></text:p>
      <text:p text:style-name="P27"><text:span text:style-name="T21">Publisher: </text:span><text:span text:style-name="T22">Luis Miguel Escalante</text:span></text:p>
      <text:p text:style-name="P27"><text:span text:style-name="T21">Version published:</text:span><text:span text:style-name="T23"> </text:span><text:span text:style-name="T24">Obsidian seeker version 0.1</text:span></text:p>
      <text:p text:style-name="P27"><text:span text:style-name="T21">Date published: </text:span><text:span text:style-name="T27">27</text:span><text:span text:style-name="T7">/</text:span><text:span text:style-name="T15">10</text:span><text:span text:style-name="T7">/</text:span><text:span text:style-name="T15">2016</text:span></text:p>
      <text:p text:style-name="P26"><text:span text:style-name="T4">Code repository</text:span><text:span text:style-name="T7"> </text:span></text:p>
      <text:p text:style-name="P27"><text:span text:style-name="T21">Name:</text:span><text:span text:style-name="T7"> </text:span><text:span text:style-name="T25">UOA-MEDSCI-736/Luxo736-project-dental</text:span></text:p>
      <text:p text:style-name="P27"><text:span text:style-name="T21">Identifier:</text:span><text:span text:style-name="T7"> </text:span><text:span text:style-name="T8">https://github.com/UOA-MEDSCI-736/Luxo736-project-dental</text:span></text:p>
      <text:p text:style-name="P27"><text:span text:style-name="T21">Licence: </text:span><text:span text:style-name="T57">Attribution-ShareAlike 4.0 International license (CC BY-SA 4.0)</text:span></text:p>
      <text:p text:style-name="P27"><text:span text:style-name="T21">Date published: </text:span><text:span text:style-name="T26">27</text:span><text:span text:style-name="T28">/</text:span><text:span text:style-name="T9">10</text:span><text:span text:style-name="T7">/</text:span><text:span text:style-name="T9">16</text:span></text:p>
      <text:p text:style-name="P25"/>
      <text:p text:style-name="P6">Language</text:p>
      <text:p text:style-name="P10">English from New Zealand.</text:p>
      <text:p text:style-name="P19"><text:span text:style-name="T7">Python 3.5.2 </text:span><text:span text:style-name="T10">(Jupyter Notebook.)</text:span></text:p>
      <text:list xml:id="list8150313646679864175" text:style-name="L1">
        <text:list-item>
          <text:p text:style-name="P48"><text:a xlink:type="simple" xlink:href="http://journals.plos.org/plosone/article?id=10.1371/journal.pone.0084302" text:style-name="Internet_20_link" text:visited-style-name="Visited_20_Internet_20_Link"><text:span text:style-name="T53">http://journals.plos.org/plosone/article?id=10.1371/journal.pone.0084302</text:span></text:a></text:p>
        </text:list-item>
        <text:list-item>
          <text:p text:style-name="P48"><text:a xlink:type="simple" xlink:href="http://www.sciencedirect.com/science/article/pii/S0305440313004305" text:style-name="Internet_20_link" text:visited-style-name="Visited_20_Internet_20_Link"><text:span text:style-name="T53">http://www.sciencedirect.com/science/article/pii/S0305440313004305</text:span></text:a></text:p>
        </text:list-item>
        <text:list-item>
          <text:p text:style-name="P48"><text:a xlink:type="simple" xlink:href="http://www.tandfonline.com/doi/full/10.1080/15564894.2015.1115788" text:style-name="Internet_20_link" text:visited-style-name="Visited_20_Internet_20_Link"><text:span text:style-name="T53">http://www.tandfonline.com/doi/full/10.1080/15564894.2015.1115788</text:span></text:a></text:p>
        </text:list-item>
        <text:list-item>
          <text:p text:style-name="P49"><text:a xlink:type="simple" xlink:href="http://www.sciencedirect.com/science/article/pii/S0278416516300046" text:style-name="Internet_20_link" text:visited-style-name="Visited_20_Internet_20_Link"><text:span text:style-name="T53">http://www.sciencedirect.com/science/article/pii/S0278416516300046</text:span></text:a></text:p>
        </text:list-item>
        <text:list-item>
          <text:p text:style-name="P47"><text:a xlink:type="simple" xlink:href="http://www.sciencedirect.com/science/article/pii/S0305440310002815" text:style-name="Internet_20_link" text:visited-style-name="Visited_20_Internet_20_Link"><text:span text:style-name="T54">http://www.sciencedirect.com/science/article/pii/S0305440310002815</text:span></text:a></text:p>
        </text:list-item>
      </text:list>
      <text:p text:style-name="P13"/>
      <text:p text:style-name="P5">(3) Reuse potential</text:p>
      <text:p text:style-name="P11">The present software <text:span text:style-name="T65">could </text:span>only read CSV files . Importations of fixed raw data are possible to be run in Python3.2.5 or Script.</text:p>
      <text:p text:style-name="P18"><text:span text:style-name="T7">Software is updated and ready to be used under the specific condit</text:span><text:span text:style-name="T20">i</text:span><text:span text:style-name="T7">ons previously </text:span><text:span text:style-name="T20">e</text:span><text:span text:style-name="T7">stablished. Storage <text:s/>in GitHub allowed <text:s/>a safe and s</text:span><text:span text:style-name="T20">e</text:span><text:span text:style-name="T7">cure space to download the software and reuse or complement internal architecture to improve </text:span><text:span text:style-name="T20">results</text:span><text:span text:style-name="T7">. </text:span><text:span text:style-name="T11">Users may decided to restructure arguments to adapt the performance to different fields.</text:span></text:p>
      <text:p text:style-name="P22"><text:span text:style-name="T11">S</text:span><text:span text:style-name="T7">upport mechanisms </text:span><text:span text:style-name="T11">include <text:s/>remote access to versions previously </text:span><text:span text:style-name="T20">stored</text:span><text:span text:style-name="T11"> in GitHub through the repository </text:span><text:span text:style-name="T25">UOA-MEDSCI-736/Luxo736-project-dental</text:span><text:span text:style-name="T7">.</text:span></text:p>
      <text:p text:style-name="P13"/>
      <text:p text:style-name="P5"><text:soft-page-break/>Acknowledgements</text:p>
      <text:p text:style-name="P21"><text:span text:style-name="T3">Special acknowledg</text:span><text:span text:style-name="T49">e</text:span><text:span text:style-name="T50">ment</text:span><text:span text:style-name="T3"> </text:span><text:span text:style-name="T50">is given </text:span><text:span text:style-name="T3">to all the teaching staff </text:span><text:span text:style-name="T50">who made it </text:span><text:span text:style-name="T49">possible</text:span><text:span text:style-name="T3"> to increase our skills and encorage</text:span><text:span text:style-name="T49">d</text:span><text:span text:style-name="T3"> </text:span><text:span text:style-name="T47">us</text:span><text:span text:style-name="T3"> to </text:span><text:span text:style-name="T47">develop a programming project.</text:span></text:p>
      <text:p text:style-name="P15">Addi<text:span text:style-name="T66">t</text:span>onal <text:span text:style-name="T66">acknowledgments are given</text:span> to classmates <text:span text:style-name="T66">who</text:span> contribute<text:span text:style-name="T66">d</text:span> in different ways to finalize the project.</text:p>
      <text:p text:style-name="P13"/>
      <text:p text:style-name="P5">Funding statement </text:p>
      <text:p text:style-name="P16">Vice Chancellors Strategic Development Fund 2015, University of Auckland</text:p>
      <text:p text:style-name="P13"/>
      <text:p text:style-name="P5">Competing interests </text:p>
      <text:p text:style-name="P16"/>
      <text:p text:style-name="P16">The authors declare that they have no competing interests.</text:p>
      <text:p text:style-name="P13"/>
      <text:p text:style-name="P5">References </text:p>
      <text:p text:style-name="P28"/>
      <text:p text:style-name="P30"><text:span text:style-name="T52">[1] <text:tab/></text:span><text:span text:style-name="T56">P. Duerden, J.R. Bird, E. Clayton 2002.Nuclear Instruments and Methods in Physics Research Section B: Beam Interactions with Materials and Atoms.Volume 3, Issues 1–3, April–May 1984, Pages 419-423 </text:span><text:bookmark text:name="doi-value"/><text:a xlink:type="simple" xlink:href="http://dx.doi.org/10.1016/0168-583X%2884%2990410-5" office:target-frame-name="_blank" xlink:show="new" text:style-name="Internet_20_link" text:visited-style-name="Visited_20_Internet_20_Link"><text:span text:style-name="T51">doi:10.1016/0168-583X(84)90410-5</text:span></text:a><text:span text:style-name="T56"> </text:span></text:p>
      <text:p text:style-name="P29"/>
      <text:h text:style-name="P46" text:outline-level="3"/>
      <text:h text:style-name="P46" text:outline-level="3"/>
      <text:p text:style-name="P24"/>
      <text:p text:style-name="P4"/>
      <text:p text:style-name="P4">Copyright Notice</text:p>
      <text:p text:style-name="P16">Authors who publish <text:span text:style-name="T66">from </text:span>this <text:span text:style-name="T66">article </text:span>agree to the following terms:</text:p>
      <text:p text:style-name="P16"/>
      <text:p text:style-name="P23"><text:span text:style-name="T52">Authors retain copyright </text:span><text:bookmark text:name="_GoBack"/><text:span text:style-name="T52">with the work simultaneously licensed under a </text:span><text:a xlink:type="simple" xlink:href="http://creativecommons.org/licenses/by/3.0/" text:style-name="Internet_20_link" text:visited-style-name="Visited_20_Internet_20_Link"><text:span text:style-name="Internet_20_link"><text:span text:style-name="T52">Creative Commons Attribution License</text:span></text:span></text:a><text:span text:style-name="T52"> that allows others to share the work with an acknowledgement of the work's authorship and initial publication in this journal.</text:span></text:p>
      <text:p text:style-name="P16"/>
      <text:p text:style-name="P16">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P16"/>
      <text:p text:style-name="P16">By submitting this paper you agree to the terms of this Copyright Notice, which will apply to this submission if and when it is published by this journa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ＭＳ 明朝"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GB" style:font-name-asian="ＭＳ 明朝" style:font-family-asian="'ＭＳ 明朝'"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style:font-name="Times" fo:font-family="Times" style:font-family-generic="roman" style:font-pitch="variable" fo:font-size="13.5pt" fo:font-weight="bold" style:font-size-asian="13.5pt" style:font-weight-asian="bold" style:font-size-complex="13.5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UP_20_Section_20_Heading" style:display-name="UP Section Heading" style:family="paragraph" style:parent-style-name="Standard" style:default-outline-level="">
      <style:text-properties style:font-name="Arial" fo:font-family="Arial" style:font-family-generic="roman" style:font-pitch="variable" fo:font-size="13pt" fo:font-weight="bold" style:font-size-asian="13pt" style:font-weight-asian="bold"/>
    </style:style>
    <style:style style:name="UP_20_Paper_20_Title" style:display-name="UP Paper Title" style:family="paragraph" style:parent-style-name="Standard" style:default-outline-level="">
      <style:text-properties style:font-name="Arial" fo:font-family="Arial" style:font-family-generic="roman" style:font-pitch="variable" fo:font-size="14pt" fo:font-weight="bold" style:font-size-asian="14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family="Times" style:font-family-generic="roman" style:font-pitch="variable"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a6a6a6" style:font-name="Calibri"/>
    </style:style>
    <style:style style:name="MP2" style:family="paragraph" style:parent-style-name="Footer">
      <style:paragraph-properties fo:margin-left="0.635cm" fo:margin-right="0cm" fo:text-indent="0cm" style:auto-text-indent="false"/>
    </style:style>
    <style:style style:name="MT1" style:family="text">
      <style:text-properties fo:color="#a6a6a6"/>
    </style:style>
    <style:style style:name="MT2" style:family="text">
      <style:text-properties fo:color="#a6a6a6" fo:language="en" fo:country="NZ"/>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2.75cm" fo:margin-left="0cm" fo:margin-right="0cm" fo:margin-top="2.649cm" style:dynamic-spacing="true"/>
      </style:footer-style>
    </style:page-layout>
  </office:automatic-styles>
  <office:master-styles>
    <style:master-page style:name="Standard" style:page-layout-name="Mpm1">
      <style:header>
        <text:p text:style-name="MP1">MEDSCI 736 software paper template version 0.1</text:p>
      </style:header>
      <style:footer>
        <text:p text:style-name="MP2"><text:span text:style-name="MT1">This template is modified from </text:span><text:a xlink:type="simple" xlink:href="https://s3-eu-west-1.amazonaws.com/ubiquity-partner-network/up/journal/jors/jors_sw_paper_template_0-2.docx" text:style-name="Internet_20_link" text:visited-style-name="Visited_20_Internet_20_Link"><text:span text:style-name="Internet_20_link"><text:span text:style-name="MT2">jors_sw_paper_template_0-2.docx</text:span></text:span></text:a><text:span text:style-name="MT1"> The original document was made available by CC-BY Journal of Open Research Software. The current version is licenced under CC-BY 4.0 MEDSCI 736 University of Auckland.</text:span></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2:28:00</meta:creation-date>
    <meta:initial-creator>BH</meta:initial-creator>
    <dc:language>en-NZ</dc:language>
    <dc:date>2016-10-24T17:05:35.797776506</dc:date>
    <meta:editing-cycles>6</meta:editing-cycles>
    <meta:editing-duration>P1DT23H56M3S</meta:editing-duration>
    <meta:generator>LibreOffice/5.1.4.2$Linux_X86_64 LibreOffice_project/10m0$Build-2</meta:generator>
    <meta:document-statistic meta:table-count="0" meta:image-count="0" meta:object-count="0" meta:page-count="5" meta:paragraph-count="81" meta:word-count="1145" meta:character-count="8002" meta:non-whitespace-character-count="69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